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222222" style:font-name="dejavu sans mono" fo:font-size="8.25pt" fo:letter-spacing="normal" fo:font-style="normal" fo:font-weight="normal" officeooo:rsid="000be992" officeooo:paragraph-rsid="000be992"/>
    </style:style>
    <style:style style:name="P2" style:family="paragraph" style:parent-style-name="Text_20_body">
      <style:text-properties officeooo:rsid="000be992" officeooo:paragraph-rsid="000be992"/>
    </style:style>
    <style:style style:name="P3" style:family="paragraph" style:parent-style-name="Standard">
      <style:text-properties fo:font-variant="normal" fo:text-transform="none" fo:color="#222222" style:font-name="dejavu sans mono" fo:font-size="8.25pt" fo:letter-spacing="normal" fo:font-style="normal" fo:font-weight="normal" officeooo:rsid="000ad451" officeooo:paragraph-rsid="000ad451"/>
    </style:style>
    <style:style style:name="P4" style:family="paragraph" style:parent-style-name="Standard">
      <style:text-properties fo:font-variant="normal" fo:text-transform="none" fo:color="#222222" style:font-name="dejavu sans mono" fo:font-size="8.25pt" fo:letter-spacing="normal" fo:font-style="normal" fo:font-weight="normal" officeooo:rsid="000bc133" officeooo:paragraph-rsid="000bc133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222222" style:font-name="dejavu sans mono" fo:font-size="8.25pt" fo:letter-spacing="normal" fo:font-style="normal" fo:font-weight="normal" officeooo:rsid="000bc133" officeooo:paragraph-rsid="000bc133" fo:background-color="#66ffff"/>
    </style:style>
    <style:style style:name="P6" style:family="paragraph" style:parent-style-name="Standard">
      <style:text-properties fo:font-variant="normal" fo:text-transform="none" fo:color="#222222" style:font-name="dejavu sans mono" fo:font-size="8.25pt" fo:letter-spacing="normal" fo:font-style="normal" fo:font-weight="normal" officeooo:rsid="000be992" officeooo:paragraph-rsid="000be992"/>
    </style:style>
    <style:style style:name="P7" style:family="paragraph" style:parent-style-name="Standard">
      <style:text-properties fo:font-variant="normal" fo:text-transform="none" fo:color="#222222" style:font-name="dejavu sans mono" fo:font-size="8.25pt" fo:letter-spacing="normal" fo:font-style="normal" style:text-underline-style="none" fo:font-weight="normal" officeooo:rsid="000bc133" officeooo:paragraph-rsid="000bc133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222222" style:font-name="dejavu sans mono" fo:font-size="8.25pt" fo:letter-spacing="normal" fo:font-style="normal" style:text-underline-style="none" fo:font-weight="normal" officeooo:rsid="000bc133" officeooo:paragraph-rsid="000bc133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222222" style:font-name="dejavu sans mono" fo:font-size="8.25pt" fo:letter-spacing="normal" fo:font-style="normal" style:text-underline-style="none" fo:font-weight="normal" officeooo:rsid="000bc133" officeooo:paragraph-rsid="000bc133" fo:background-color="transparent" style:font-weight-asian="normal" style:font-weight-complex="normal"/>
    </style:style>
    <style:style style:name="P10" style:family="paragraph" style:parent-style-name="Standard">
      <style:text-properties fo:font-variant="normal" fo:text-transform="none" fo:color="#222222" style:font-name="dejavu sans mono" fo:font-size="8.25pt" fo:letter-spacing="normal" fo:font-style="normal" style:text-underline-style="none" fo:font-weight="bold" officeooo:rsid="000ad451" officeooo:paragraph-rsid="000ad451" fo:background-color="#66ffff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222222" style:font-name="dejavu sans mono" fo:font-size="8.25pt" fo:letter-spacing="normal" fo:font-style="normal" style:text-underline-style="none" fo:font-weight="bold" officeooo:rsid="000bc133" officeooo:paragraph-rsid="000bc133" fo:background-color="#66ffff" style:font-weight-asian="bold" style:font-weight-complex="bold"/>
    </style:style>
    <style:style style:name="P12" style:family="paragraph" style:parent-style-name="Standard">
      <style:text-properties fo:font-variant="normal" fo:text-transform="none" fo:color="#222222" style:font-name="dejavu sans mono" fo:font-size="8.25pt" fo:letter-spacing="normal" fo:font-style="italic" fo:font-weight="normal" officeooo:rsid="000bc133" officeooo:paragraph-rsid="000bc133" style:font-style-asian="italic" style:font-style-complex="italic"/>
    </style:style>
    <style:style style:name="P13" style:family="paragraph" style:parent-style-name="Standard">
      <style:text-properties officeooo:paragraph-rsid="000bc133"/>
    </style:style>
    <style:style style:name="P14" style:family="paragraph" style:parent-style-name="Standard">
      <style:text-properties fo:font-weight="bold" officeooo:rsid="000be992" officeooo:paragraph-rsid="000be992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normal" officeooo:paragraph-rsid="000bc133" style:font-weight-asian="normal" style:font-weight-complex="normal"/>
    </style:style>
    <style:style style:name="P16" style:family="paragraph" style:parent-style-name="Standard">
      <style:text-properties officeooo:rsid="000be992" officeooo:paragraph-rsid="000be992"/>
    </style:style>
    <style:style style:name="P17" style:family="paragraph" style:parent-style-name="Preformatted_20_Text">
      <style:paragraph-properties fo:widows="1"/>
      <style:text-properties fo:font-variant="normal" fo:text-transform="none" fo:color="#000000" fo:letter-spacing="normal"/>
    </style:style>
    <style:style style:name="P18" style:family="paragraph" style:parent-style-name="Preformatted_20_Text">
      <style:paragraph-properties fo:margin-left="0cm" fo:margin-right="0cm" fo:widows="1" fo:text-indent="0cm" style:auto-text-indent="false"/>
      <style:text-properties fo:font-variant="normal" fo:text-transform="none" fo:color="#000000" fo:letter-spacing="normal"/>
    </style:style>
    <style:style style:name="P19" style:family="paragraph" style:parent-style-name="Preformatted_20_Text">
      <style:paragraph-properties fo:margin-top="0cm" fo:margin-bottom="0.499cm" loext:contextual-spacing="false" fo:widows="1"/>
      <style:text-properties fo:font-variant="normal" fo:text-transform="none" fo:color="#000000" fo:letter-spacing="normal"/>
    </style:style>
    <style:style style:name="P20" style:family="paragraph" style:parent-style-name="Preformatted_20_Text">
      <style:paragraph-properties fo:margin-top="0cm" fo:margin-bottom="0.499cm" loext:contextual-spacing="false" fo:widows="1"/>
      <style:text-properties fo:font-variant="normal" fo:text-transform="none" fo:color="#000000" fo:letter-spacing="normal" fo:font-weight="bold" officeooo:rsid="000be992" officeooo:paragraph-rsid="000be992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variant="normal" fo:text-transform="none" fo:color="#222222" style:font-name="dejavu sans mono" fo:font-size="8.25pt" fo:letter-spacing="normal" fo:font-style="normal" fo:font-weight="normal" officeooo:rsid="000bc133"/>
    </style:style>
    <style:style style:name="T3" style:family="text">
      <style:text-properties fo:font-variant="normal" fo:text-transform="none" fo:color="#222222" style:font-name="dejavu sans mono" fo:font-size="8.25pt" fo:letter-spacing="normal" fo:font-style="normal" fo:font-weight="normal" officeooo:rsid="000be992"/>
    </style:style>
    <style:style style:name="T4" style:family="text">
      <style:text-properties fo:font-variant="normal" fo:text-transform="none" fo:color="#222222" style:font-name="dejavu sans mono" fo:font-size="8.25pt" fo:letter-spacing="normal" fo:font-style="normal" fo:font-weight="normal" fo:background-color="#ffff00" loext:char-shading-value="0"/>
    </style:style>
    <style:style style:name="T5" style:family="text">
      <style:text-properties fo:font-variant="normal" fo:text-transform="none" fo:color="#222222" style:font-name="dejavu sans mono" fo:font-size="8.25pt" fo:letter-spacing="normal" fo:font-style="normal" style:text-underline-style="solid" style:text-underline-width="auto" style:text-underline-color="font-color" officeooo:rsid="000ad451"/>
    </style:style>
    <style:style style:name="T6" style:family="text">
      <style:text-properties fo:font-variant="normal" fo:text-transform="none" fo:color="#222222" style:font-name="dejavu sans mono" fo:font-size="8.25pt" fo:letter-spacing="normal" fo:font-style="normal" officeooo:rsid="000ad45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be992" style:font-weight-asian="bold" style:font-weight-complex="bold"/>
    </style:style>
    <style:style style:name="T9" style:family="text">
      <style:text-properties fo:background-color="#ffff00" loext:char-shading-value="0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tyle="normal"/>
    </style:style>
    <style:style style:name="T12" style:family="text">
      <style:text-properties fo:font-style="normal" fo:font-weight="normal"/>
    </style:style>
    <style:style style:name="T13" style:family="text">
      <style:text-properties fo:font-style="normal" fo:font-weight="normal" fo:background-color="#ffff00" loext:char-shading-value="0"/>
    </style:style>
    <style:style style:name="T14" style:family="text">
      <style:text-properties fo:font-style="normal" officeooo:rsid="000c506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<text:span text:style-name="T7">SELECCION DE </text:span><text:span text:style-name="T8">SERVICIOS</text:span> </text:p>
      <text:p text:style-name="P14">click sobre la cards <text:s/>y activa esta funcion</text:p>
      <text:p text:style-name="Standard"/>
      <text:p text:style-name="P18"><text:s text:c="2"/><text:span text:style-name="T12">function new_modal_odd_click(x) {</text:span></text:p>
      <text:p text:style-name="P17"><text:s text:c="6"/><text:span text:style-name="T12">goto_lsdajax001('new_odd', [x], 'view_orderDetail','</text:span><text:span text:style-name="T13">module/orderDetail/modal/odd/odd_AJAX.php</text:span><text:span text:style-name="T12">');</text:span></text:p>
      <text:p text:style-name="P19"><text:s text:c="2"/><text:span text:style-name="T12">}</text:span></text:p>
      <text:p text:style-name="P20"><text:span text:style-name="T11">se va por esta opción </text:span><text:span text:style-name="T14">Y GUARDAR EN ORDERDETAILS</text:span></text:p>
      <text:p text:style-name="P16">if ($_POST['accion'] == "<text:span text:style-name="T9">new_odd</text:span>")</text:p>
      <text:h text:style-name="P1" text:outline-level="1"><text:s text:c="2"/>echo $<text:span text:style-name="T9">ORDERS</text:span>-&gt;cards_total($_SESSION['temp']['ORDERS_id']);</text:h>
      <text:p text:style-name="P2"><text:span text:style-name="T3"><text:s text:c="2"/>echo $</text:span><text:span text:style-name="T4">ORDERDETAIL</text:span><text:span text:style-name="T3">-&gt;datatable_cards($_SESSION['temp']['ORDERS_id']);</text:span></text:p>
      <text:p text:style-name="P3"/>
      <text:p text:style-name="P6">y termina generando el datatable</text:p>
      <text:p text:style-name="P3"/>
      <text:p text:style-name="P3"/>
      <text:p text:style-name="P3"/>
      <text:p text:style-name="Title"><text:span text:style-name="T10">PAGO PARCIAL</text:span> </text:p>
      <text:p text:style-name="P3"/>
      <text:p text:style-name="P5"><text:span text:style-name="T7">ABRE UN MODAL</text:span></text:p>
      <text:p text:style-name="P12">PAGO/MODAL/PAGO/PAGO_AJAX.PHP</text:p>
      <text:p text:style-name="P4">$PAGO = new <text:span text:style-name="T9">pagoModelo</text:span>(); <text:s text:c="4"/></text:p>
      <text:p text:style-name="P13"><text:span text:style-name="T2">$RESULT = <text:s/>$PAGO-&gt;buscar_pago_parcial($_SESSION['temp']['ORDERS_id']);</text:span></text:p>
      <text:p text:style-name="P15"><text:span text:style-name="T6">MUESTRA UN DATATABLE CON LOS </text:span><text:span text:style-name="T5">PEDIDOS SIN PAGO</text:span></text:p>
      <text:p text:style-name="P3"/>
      <text:p text:style-name="P3"/>
      <text:p text:style-name="P10">SELECCIONA LOS PEDIDOS Y SE DA <text:span text:style-name="T1">CONTINUAR</text:span></text:p>
      <text:p text:style-name="P7"/>
      <text:p text:style-name="P8">&lt;button name=\"pagoparcial\" type=\"submit\"&gt;</text:p>
      <text:p text:style-name="P8"/>
      <text:p text:style-name="P8">if($_POST['pagoparcial']){</text:p>
      <text:p text:style-name="P8"/>
      <text:p text:style-name="P8"/>
      <text:p text:style-name="P8"><text:s text:c="4"/>foreach ($_POST['oddid'] as $key ) {</text:p>
      <text:p text:style-name="P8"><text:s text:c="5"/>$ORDERDETAIL = new <text:span text:style-name="T9">orderDetailModelo</text:span>();</text:p>
      <text:p text:style-name="P8"><text:s text:c="5"/>$ORDERDETAIL-&gt;set_oddid($key,1);</text:p>
      <text:p text:style-name="P8"><text:s text:c="5"/>$ORDERDETAIL-&gt;set_oddblo($ORDERDETAIL-&gt;oddblo_enproceso);</text:p>
      <text:p text:style-name="P8"><text:s text:c="5"/>$ORDERDETAIL-&gt;save();</text:p>
      <text:p text:style-name="P8"><text:s/>}</text:p>
      <text:p text:style-name="P8"/>
      <text:p text:style-name="P11">ENVIA A INDEX DE NUEVO OPCION=PAYORDER</text:p>
      <text:p text:style-name="P11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tagora </meta:initial-creator>
    <meta:creation-date>2016-08-20T07:01:11.354382672</meta:creation-date>
    <dc:date>2016-08-20T16:36:15.192342186</dc:date>
    <dc:creator>pitagora </dc:creator>
    <meta:editing-duration>PT8H49M32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26" meta:word-count="92" meta:character-count="1008" meta:non-whitespace-character-count="894"/>
  </office:meta>
</office:document-meta>
</file>